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office:version="1.2">
  <office:scripts/>
  <office:font-face-decls>
    <style:font-face style:name="Linux Biolinum O" svg:font-family="Linux Biolinum O" style:font-pitch="variable"/>
  </office:font-face-decls>
  <office:automatic-styles>
    <style:style style:name="Roman" style:family="paragraph" style:parent-style-name="Roman">
      <style:text-properties style:font-name="Linux Biolinum O"/>
    </style:style>
  </office:automatic-styles>
  <office:body>
    <office:text>
      <text:p text:style-name="Arabic">كْوَ إِينَ لَ رَهَمَانِ * نَأَانْدَ نُذُومَ هِينِ</text:p>
      <text:p text:style-name="Roman">(1a/b) kwa ina la rahamani * naanda nudhuma hini</text:p>
      <text:p text:style-name="Arabic">إِينَ يَ پِيلِ رَمَانِ * نَمْوَنْدِكِيَ يَهَايَ</text:p>
      <text:p text:style-name="Roman">(1c/d) ina ya pili ramani * namwandikiya yahaya</text:p>
      <text:p text:style-name="Arabic"/>
      <text:p text:style-name="Arabic">كْوٖينْيٖ رَمَانِ يَ كْوَانْدَ * بَنَاتِ نَلِوَفُونْدَ</text:p>
      <text:p text:style-name="Roman">(2a/b) kwenye ramani ya kwanda * banati naliwafunda</text:p>
      <text:p text:style-name="Arabic">نَ هِينِ نِمٖئُِونْدَ * وَڤُلَانَ كُوَمْبِيَ</text:p>
      <text:p text:style-name="Roman">(2c/d) na hini nimeiunda * wavulana kuwambiya</text:p>
      <text:p text:style-name="Arabic"/>
      <text:p text:style-name="Arabic">نَ أَسِيلِ يَ كْوَنْدِيكَ * نَهِيسِ وَانَ وَتَاكَ</text:p>
      <text:p text:style-name="Roman">(3a/b) na asili ya kwandika * nahisi wana wataka</text:p>
      <text:p text:style-name="Arabic">بَابَ پِيَ كَذَلِيكَ * مِيمِ أَلِنَنْدِكِيَ</text:p>
      <text:p text:style-name="Roman">(3c/d) baba piya kadhalika * mimi alinandikiya</text:p>
      <text:p text:style-name="Arabic"/>
      <text:p text:style-name="Arabic">بَابَ بوَانَ أَهمَادِ * أَتَمْجَازِ وَدُودِ</text:p>
      <text:p text:style-name="Roman">(4a/b) baba bwana ahmadi * atamjazi wadudi</text:p>
      <text:p text:style-name="Arabic">كْوَانِ أَلِجِتَهِيدِ * كُنَنْدِكِيَ وَسِيَ</text:p>
      <text:p text:style-name="Roman">(4c/d) kwani alijitahidi * kunandikiya wasiya</text:p>
      <text:p text:style-name="Arabic"/>
      <text:p text:style-name="Arabic">هَاپٗ زَمَانِ زَ يَانَ * نْدِيٗ لَ وَسِيَ يِينَ</text:p>
      <text:p text:style-name="Roman">(5a/b) hapo zamani za yana * ndiyo la wasiya yina</text:p>
      <text:p text:style-name="Arabic">أَلٗنَنْدِكِئَ بوَانَ * بَبَانْڠُ كَنِوَتِيَ</text:p>
      <text:p text:style-name="Roman">(5c/d) alonandikia bwana * babangu kaniwatiya</text:p>
      <text:p text:style-name="Arabic"/>
      <text:p text:style-name="Arabic">نَامِ كَتِيكَ رَمَانِ * تَيِپِينْدَ كُبَئِينِ</text:p>
      <text:p text:style-name="Roman">(6a/b) nami katika ramani * tayipinda kubaini</text:p>
      <text:p text:style-name="Arabic">يَالٖ نِنَيٗؤَمِينِ * يَوٖيزَ كُسَئِدِيَ</text:p>
      <text:p text:style-name="Roman">(6c/d) yale ninayoamini * yaweza kusaidiya</text:p>
      <text:p text:style-name="Arabic"/>
      <text:p text:style-name="Arabic">تَنٖينَ نَلٗيَتُومَ * نَ يَالٖ نِلٗيَسٗومَ</text:p>
      <text:p text:style-name="Roman">(7a/b) tanena naloyatuma * na yale niloyasoma</text:p>
      <text:p text:style-name="Arabic">تَزِتَايَ نَ هٖكِيمَ * كْوَ وَاتُ نِلٗپٗكٖيَ</text:p>
      <text:p text:style-name="Roman">(7c/d) tazitaya na hekima * kwa watu nilopokeya</text:p>
      <text:p text:style-name="Arabic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 O" svg:font-family="Linux Biolinum O" style:font-pitch="variable"/>
    <style:font-face style:name="Scheherazade" svg:font-family="Scheherazade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17:36:42.316607663</meta:creation-date>
    <meta:editing-duration>P0D</meta:editing-duration>
    <meta:editing-cycles>2</meta:editing-cycles>
    <meta:generator>LibreOffice/4.2.4.2$Linux_X86_64 LibreOffice_project/420m0$Build-2</meta:generator>
    <dc:title>andika</dc:title>
    <meta:initial-creator>Kevin Donnelly</meta:initial-creator>
    <dc:date>2014-08-21T17:49:59.866725578</dc:date>
    <dc:creator>Kevin Donnelly</dc:creator>
    <meta:document-statistic meta:table-count="0" meta:image-count="0" meta:object-count="0" meta:page-count="1" meta:paragraph-count="12" meta:word-count="80" meta:character-count="403" meta:non-whitespace-character-count="334"/>
    <meta:template xlink:type="simple" xlink:actuate="onRequest" xlink:title="andika" xlink:href="../../../../../data/libreoffice/templates/andika.ott" meta:date="2014-08-21T17:36:42.007576131"/>
  </office:meta>
</office:document-meta>
</file>